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andschrifterkennungs-App by GruWo</text:p>
          </table:table-cell>
          <table:table-cell table:style-name="ce5" table:number-columns-repeated="7"/>
          <table:table-cell table:style-name="Default"/>
          <table:table-cell table:number-columns-repeated="6"/>
          <table:table-cell table:style-name="ce5"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IF([.C5]=&quot;&quot;;&quot; /&quot;;(35-[.C5])/35)" office:value-type="float" office:value="0.942857142857143" calcext:value-type="float">
            <text:p>0,942857142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IF([.F5]=&quot;&quot;;&quot; /&quot;;(87-[.F5])/87)" office:value-type="float" office:value="0.827586206896552" calcext:value-type="float">
            <text:p>0,827586206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tizen Tab Button: nicht intuitiv zu erkennen, dass man gerade in Notizen ist</text:p>
          </table:table-cell>
          <table:table-cell office:value-type="string" calcext:value-type="string">
            <text:p>Cursor erst nach erstem Scrollen da</text:p>
          </table:table-cell>
          <table:table-cell office:value-type="string" calcext:value-type="string">
            <text:p>langsamees Erkennen, wenn Zeile vollgeschrieben</text:p>
          </table:table-cell>
          <table:table-cell office:value-type="string" calcext:value-type="string">
            <text:p>Löschen-Button für Widget-Zeile</text:p>
          </table:table-cell>
          <table:table-cell office:value-type="string" calcext:value-type="string">
            <text:p>Text Bearbeiten Button klicken ist umständlich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IF([.C6]=&quot;&quot;;&quot; /&quot;;(35-[.C6])/35)" office:value-type="string" office:string-value=" /" calcext:value-type="string">
            <text:p><text:s/>/</text:p>
          </table:table-cell>
          <table:table-cell table:number-columns-repeated="2"/>
          <table:table-cell table:formula="of:=IF([.F6]=&quot;&quot;;&quot; /&quot;;(87-[.F6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C7]=&quot;&quot;;&quot; /&quot;;(35-[.C7])/35)" office:value-type="string" office:string-value=" /" calcext:value-type="string">
            <text:p><text:s/>/</text:p>
          </table:table-cell>
          <table:table-cell table:number-columns-repeated="2"/>
          <table:table-cell table:formula="of:=IF([.F7]=&quot;&quot;;&quot; /&quot;;(87-[.F7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8]=&quot;&quot;;&quot; /&quot;;(35-[.C8])/35)" office:value-type="string" office:string-value=" /" calcext:value-type="string">
            <text:p><text:s/>/</text:p>
          </table:table-cell>
          <table:table-cell table:number-columns-repeated="2"/>
          <table:table-cell table:formula="of:=IF([.F8]=&quot;&quot;;&quot; /&quot;;(87-[.F8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9]=&quot;&quot;;&quot; /&quot;;(35-[.C9])/35)" office:value-type="string" office:string-value=" /" calcext:value-type="string">
            <text:p><text:s/>/</text:p>
          </table:table-cell>
          <table:table-cell table:number-columns-repeated="2"/>
          <table:table-cell table:formula="of:=IF([.F9]=&quot;&quot;;&quot; /&quot;;(87-[.F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10]=&quot;&quot;;&quot; /&quot;;(35-[.C10])/35)" office:value-type="string" office:string-value=" /" calcext:value-type="string">
            <text:p><text:s/>/</text:p>
          </table:table-cell>
          <table:table-cell table:number-columns-repeated="2"/>
          <table:table-cell table:formula="of:=IF([.F10]=&quot;&quot;;&quot; /&quot;;(87-[.F10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11]=&quot;&quot;;&quot; /&quot;;(35-[.C11])/35)" office:value-type="string" office:string-value=" /" calcext:value-type="string">
            <text:p><text:s/>/</text:p>
          </table:table-cell>
          <table:table-cell table:number-columns-repeated="2"/>
          <table:table-cell table:formula="of:=IF([.F11]=&quot;&quot;;&quot; /&quot;;(87-[.F11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12]=&quot;&quot;;&quot; /&quot;;(35-[.C12])/35)" office:value-type="string" office:string-value=" /" calcext:value-type="string">
            <text:p><text:s/>/</text:p>
          </table:table-cell>
          <table:table-cell table:number-columns-repeated="2"/>
          <table:table-cell table:formula="of:=IF([.F12]=&quot;&quot;;&quot; /&quot;;(87-[.F12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13]=&quot;&quot;;&quot; /&quot;;(35-[.C13])/35)" office:value-type="string" office:string-value=" /" calcext:value-type="string">
            <text:p><text:s/>/</text:p>
          </table:table-cell>
          <table:table-cell table:number-columns-repeated="2"/>
          <table:table-cell table:formula="of:=IF([.F13]=&quot;&quot;;&quot; /&quot;;(87-[.F13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14]=&quot;&quot;;&quot; /&quot;;(35-[.C14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14]=&quot;&quot;;&quot; /&quot;;(87-[.F14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5:.B14])" office:value-type="float" office:value="33" calcext:value-type="float">
            <text:p>33</text:p>
          </table:table-cell>
          <table:table-cell table:style-name="Default" table:formula="of:=AVERAGE([.C5:.C14])" office:value-type="float" office:value="2" calcext:value-type="float">
            <text:p>2</text:p>
          </table:table-cell>
          <table:table-cell table:formula="of:=AVERAGE([.D5:.D14])" office:value-type="float" office:value="0.942857142857143" calcext:value-type="float">
            <text:p>0,9428571429</text:p>
          </table:table-cell>
          <table:table-cell table:style-name="ce10" table:formula="of:=AVERAGE([.E5:.E14])" office:value-type="float" office:value="90" calcext:value-type="float">
            <text:p>90</text:p>
          </table:table-cell>
          <table:table-cell table:style-name="Default" table:formula="of:=AVERAGE([.F5:.F14])" office:value-type="float" office:value="15" calcext:value-type="float">
            <text:p>15</text:p>
          </table:table-cell>
          <table:table-cell table:formula="of:=AVERAGE([.G5:.G14])" office:value-type="float" office:value="0.827586206896552" calcext:value-type="float">
            <text:p>0,8275862069</text:p>
          </table:table-cell>
          <table:table-cell table:style-name="ce10" table:formula="of:=AVERAGE([.H5:.H14])"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Standard-Tastatur</text:p>
          </table:table-cell>
          <table:table-cell table:style-name="Default"/>
          <table:table-cell table:style-name="ce5"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C21]=&quot;&quot;;&quot; /&quot;;(35-[.C21])/35)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IF([.F21]=&quot;&quot;;&quot; /&quot;;(87-[.F21])/87)" office:value-type="float" office:value="0.96551724137931" calcext:value-type="float">
            <text:p>0,965517241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IF([.C22]=&quot;&quot;;&quot; /&quot;;(35-[.C22])/35)" office:value-type="string" office:string-value=" /" calcext:value-type="string">
            <text:p><text:s/>/</text:p>
          </table:table-cell>
          <table:table-cell table:number-columns-repeated="2"/>
          <table:table-cell table:formula="of:=IF([.F22]=&quot;&quot;;&quot; /&quot;;(87-[.F22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C23]=&quot;&quot;;&quot; /&quot;;(35-[.C23])/35)" office:value-type="string" office:string-value=" /" calcext:value-type="string">
            <text:p><text:s/>/</text:p>
          </table:table-cell>
          <table:table-cell table:number-columns-repeated="2"/>
          <table:table-cell table:formula="of:=IF([.F23]=&quot;&quot;;&quot; /&quot;;(87-[.F23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24]=&quot;&quot;;&quot; /&quot;;(35-[.C24])/35)" office:value-type="string" office:string-value=" /" calcext:value-type="string">
            <text:p><text:s/>/</text:p>
          </table:table-cell>
          <table:table-cell table:number-columns-repeated="2"/>
          <table:table-cell table:formula="of:=IF([.F24]=&quot;&quot;;&quot; /&quot;;(87-[.F24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25]=&quot;&quot;;&quot; /&quot;;(35-[.C25])/35)" office:value-type="string" office:string-value=" /" calcext:value-type="string">
            <text:p><text:s/>/</text:p>
          </table:table-cell>
          <table:table-cell table:number-columns-repeated="2"/>
          <table:table-cell table:formula="of:=IF([.F25]=&quot;&quot;;&quot; /&quot;;(87-[.F25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26]=&quot;&quot;;&quot; /&quot;;(35-[.C26])/35)" office:value-type="string" office:string-value=" /" calcext:value-type="string">
            <text:p><text:s/>/</text:p>
          </table:table-cell>
          <table:table-cell table:number-columns-repeated="2"/>
          <table:table-cell table:formula="of:=IF([.F26]=&quot;&quot;;&quot; /&quot;;(87-[.F26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27]=&quot;&quot;;&quot; /&quot;;(35-[.C27])/35)" office:value-type="string" office:string-value=" /" calcext:value-type="string">
            <text:p><text:s/>/</text:p>
          </table:table-cell>
          <table:table-cell table:number-columns-repeated="2"/>
          <table:table-cell table:formula="of:=IF([.F27]=&quot;&quot;;&quot; /&quot;;(87-[.F27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28]=&quot;&quot;;&quot; /&quot;;(35-[.C28])/35)" office:value-type="string" office:string-value=" /" calcext:value-type="string">
            <text:p><text:s/>/</text:p>
          </table:table-cell>
          <table:table-cell table:number-columns-repeated="2"/>
          <table:table-cell table:formula="of:=IF([.F28]=&quot;&quot;;&quot; /&quot;;(87-[.F28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29]=&quot;&quot;;&quot; /&quot;;(35-[.C29])/35)" office:value-type="string" office:string-value=" /" calcext:value-type="string">
            <text:p><text:s/>/</text:p>
          </table:table-cell>
          <table:table-cell table:number-columns-repeated="2"/>
          <table:table-cell table:formula="of:=IF([.F29]=&quot;&quot;;&quot; /&quot;;(87-[.F2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30]=&quot;&quot;;&quot; /&quot;;(35-[.C30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30]=&quot;&quot;;&quot; /&quot;;(87-[.F30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21:.B30])" office:value-type="float" office:value="22" calcext:value-type="float">
            <text:p>22</text:p>
          </table:table-cell>
          <table:table-cell table:style-name="Default" table:formula="of:=AVERAGE([.C21:.C30])" office:value-type="float" office:value="0" calcext:value-type="float">
            <text:p>0</text:p>
          </table:table-cell>
          <table:table-cell table:formula="of:=AVERAGE([.D21:.D30])" office:value-type="float" office:value="1" calcext:value-type="float">
            <text:p>1</text:p>
          </table:table-cell>
          <table:table-cell table:style-name="ce10" table:formula="of:=AVERAGE([.E21:.E30])" office:value-type="float" office:value="146" calcext:value-type="float">
            <text:p>146</text:p>
          </table:table-cell>
          <table:table-cell table:style-name="Default" table:formula="of:=AVERAGE([.F21:.F30])" office:value-type="float" office:value="3" calcext:value-type="float">
            <text:p>3</text:p>
          </table:table-cell>
          <table:table-cell table:formula="of:=AVERAGE([.G21:.G30])" office:value-type="float" office:value="0.96551724137931" calcext:value-type="float">
            <text:p>0,9655172414</text:p>
          </table:table-cell>
          <table:table-cell table:style-name="ce10" table:formula="of:=AVERAGE([.H21:.H30])" office:value-type="float" office:value="48" calcext:value-type="float">
            <text:p>4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.00.0000</text:date>, <text:time style:data-style-name="N2" text:time-value="09:12:46.0078469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14T09:50:40.772612303</dc:date>
    <meta:editing-duration>PT44M52S</meta:editing-duration>
    <meta:editing-cycles>7</meta:editing-cycles>
    <meta:generator>LibreOffice/5.1.6.2$Linux_X86_64 LibreOffice_project/10m0$Build-2</meta:generator>
    <meta:document-statistic meta:table-count="1" meta:cell-count="117" meta:object-count="0"/>
  </office:meta>
</office:document-meta>
</file>